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gif" manifest:full-path="Pictures/100000000000005E0000005ED1546B4A.gif"/>
  <manifest:file-entry manifest:media-type="image/png" manifest:full-path="Pictures/10000000000003B600000128ADD1140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c0c0c0" draw:fill="none" draw:textarea-horizontal-align="justify" draw:textarea-vertical-align="middle" draw:auto-grow-height="false" draw:shadow="visible"/>
    </style:style>
    <style:style style:name="pr1" style:family="presentation" style:parent-style-name="標準-title">
      <style:graphic-properties draw:auto-grow-height="true" fo:min-height="3.256cm"/>
    </style:style>
    <style:style style:name="pr2" style:family="presentation" style:parent-style-name="標準-title">
      <style:graphic-properties draw:auto-grow-height="true" fo:min-height="2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1.823cm"/>
    </style:style>
    <style:style style:name="pr5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3.84cm"/>
    </style:style>
    <style:style style:name="pr6" style:family="presentation" style:parent-style-name="標準-notes">
      <style:graphic-properties draw:fill-color="#ffffff" draw:auto-grow-height="true" fo:min-height="13.364cm"/>
    </style:style>
    <style:style style:name="pr7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4.6cm"/>
    </style:style>
    <style:style style:name="P1" style:family="paragraph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P5" style:family="paragraph">
      <style:paragraph-properties fo:margin-left="0cm" fo:margin-right="0cm" fo:line-height="200%" fo:text-align="start" fo:text-indent="0cm"/>
    </style:style>
    <style:style style:name="P6" style:family="paragraph">
      <style:paragraph-properties fo:margin-left="0cm" fo:margin-right="0cm" fo:line-height="200%" fo:text-align="start" fo:text-indent="0cm"/>
      <style:text-properties style:font-size-asian="29.7000007629394pt"/>
    </style:style>
    <style:style style:name="P7" style:family="paragraph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P8" style:family="paragraph">
      <style:paragraph-properties fo:margin-left="0cm" fo:margin-right="0cm" fo:line-height="200%" fo:text-align="start" fo:text-indent="0cm"/>
      <style:text-properties fo:font-size="20pt" style:font-size-asian="20pt" style:font-size-complex="28pt"/>
    </style:style>
    <style:style style:name="T1" style:family="text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T2" style:family="text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T3" style:family="text">
      <style:text-properties fo:font-size="28pt" style:font-family-asian="'Meiryo UI'" style:font-style-name-asian="標準" style:font-family-generic-asian="modern" style:font-pitch-asian="variable" style:font-size-asian="28pt" style:font-size-complex="28pt"/>
    </style:style>
    <style:style style:name="T4" style:family="text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T5" style:family="text">
      <style:text-properties fo:font-family="'Meiryo UI'" style:font-style-name="標準" style:font-family-generic="modern" style:font-pitch="variable" fo:font-size="20pt" style:font-family-asian="'Meiryo UI'" style:font-style-name-asian="標準" style:font-family-generic-asian="modern" style:font-pitch-asian="variable" style:font-size-asian="20pt" style:font-style-asian="normal" style:font-weight-asian="normal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3.399cm" svg:height="3.256cm" svg:x="2.301cm" svg:y="1.777cm" presentation:class="title" presentation:user-transformed="true">
          <draw:text-box>
            <text:p><text:span text:style-name="T1">Z Drive </text:span><text:span text:style-name="T1">求職者支援訓練　卒業制作</text:span></text:p>
          </draw:text-box>
        </draw:frame>
        <draw:frame draw:style-name="gr1" draw:text-style-name="P2" draw:layer="layout" svg:width="22.879cm" svg:height="7.128cm" svg:x="2.561cm" svg:y="7.654cm" presentation:class="graphic" presentation:user-transformed="true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2" draw:text-style-name="P1" draw:layer="layout" svg:width="22.4cm" svg:height="2cm" svg:x="2.8cm" svg:y="17.8cm" presentation:class="title" presentation:user-transformed="true">
          <draw:text-box>
            <text:p><text:span text:style-name="T1">訓練生：河邊　沙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584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4" draw:layer="layout" svg:width="23.399cm" svg:height="1.823cm" svg:x="2.699cm" svg:y="1.777cm" presentation:class="title" presentation:user-transformed="true">
          <draw:text-box>
            <text:p><text:span text:style-name="T2">卒業制作サイト </text:span><text:span text:style-name="T2">: </text:span><text:span text:style-name="T2">概要</text:span></text:p>
          </draw:text-box>
        </draw:frame>
        <draw:frame presentation:style-name="pr5" draw:text-style-name="P6" draw:layer="layout" svg:width="23.84cm" svg:height="9.858cm" svg:x="3.161cm" svg:y="6.942cm" presentation:class="subtitle" presentation:user-transformed="true">
          <draw:text-box>
            <text:list text:style-name="L1">
              <text:list-item>
                <text:p text:style-name="P5"><text:span text:style-name="T3">　</text:span><text:span text:style-name="T3">Z DRIVE(</text:span><text:span text:style-name="T3">架空サイト</text:span><text:span text:style-name="T3">)</text:span></text:p>
              </text:list-item>
              <text:list-item>
                <text:p text:style-name="P5"><text:span text:style-name="T3">　店舗名：</text:span><text:span text:style-name="T3">ZDRIVE</text:span><text:span text:style-name="T3">　</text:span></text:p>
              </text:list-item>
              <text:list-item>
                <text:p text:style-name="P5"><text:span text:style-name="T3">　業種： 車の販売</text:span></text:p>
              </text:list-item>
              <text:list-item>
                <text:p text:style-name="P5"><text:span text:style-name="T3">　</text:span><text:span text:style-name="T3">URL : </text:span><text:span text:style-name="T3"><text:a xlink:href="http://zd1b07.sim.zdrv.com/grad_thesis/thesis_final/design_mail.php">卒業制作サイト</text:a></text:span><text:span text:style-name="T3">　</text:span></text:p>
              </text:list-item>
            </text:list>
          </draw:text-box>
          <office:event-listeners>
            <presentation:event-listener script:event-name="dom:click" presentation:action="show" xlink:href="http://zd1b07.sim.zdrv.com/grad_thesis/thesis_final/design_mail.php" xlink:type="simple" xlink:show="embed" xlink:actuate="onRequest"/>
          </office:event-listeners>
        </draw:frame>
        <draw:custom-shape draw:style-name="gr4" draw:text-style-name="P2" draw:layer="layout" svg:width="25.814cm" svg:height="2.6cm" svg:x="1.4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10.199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7" draw:layer="layout" svg:width="23.399cm" svg:height="1.823cm" svg:x="2.301cm" svg:y="1.777cm" presentation:class="title" presentation:user-transformed="true">
          <draw:text-box>
            <text:p><text:span text:style-name="T4">実装機能 </text:span><text:span text:style-name="T4">: HTML</text:span><text:span text:style-name="T4">・</text:span><text:span text:style-name="T4">CSS</text:span></text:p>
          </draw:text-box>
        </draw:frame>
        <draw:frame presentation:style-name="pr7" draw:text-style-name="P8" draw:layer="layout" svg:width="24.6cm" svg:height="13cm" svg:x="1.6cm" svg:y="6.4cm" presentation:class="subtitle" presentation:user-transformed="true">
          <draw:text-box>
            <text:list text:style-name="L1">
              <text:list-item>
                <text:p text:style-name="P5"><text:span text:style-name="T5">　</text:span><text:span text:style-name="T5">CSS</text:span><text:span text:style-name="T5">でフィックスのナビゲーションを実装</text:span></text:p>
              </text:list-item>
              <text:list-item>
                <text:p text:style-name="P5"><text:span text:style-name="T5">　</text:span><text:span text:style-name="T5">Height</text:span><text:span text:style-name="T5">の異なる要素の横並び</text:span></text:p>
              </text:list-item>
              <text:list-item>
                <text:p text:style-name="P5"><text:span text:style-name="T5"><text:s text:c="2"/></text:span><text:span text:style-name="T5">レスポンシブデザインの実現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presentation:style-name="pr4" draw:text-style-name="P7" draw:layer="layout" svg:width="23.399cm" svg:height="1.823cm" svg:x="2.3cm" svg:y="1.777cm" presentation:class="title" presentation:user-transformed="true">
          <draw:text-box>
            <text:p><text:span text:style-name="T4">実装機能 </text:span><text:span text:style-name="T4">: PHP</text:span><text:span text:style-name="T4">・</text:span><text:span text:style-name="T4">JS</text:span></text:p>
          </draw:text-box>
        </draw:frame>
        <draw:frame presentation:style-name="pr7" draw:text-style-name="P8" draw:layer="layout" svg:width="24.6cm" svg:height="12.4cm" svg:x="1.8cm" svg:y="5.6cm" presentation:class="subtitle" presentation:user-transformed="true">
          <draw:text-box>
            <text:list text:style-name="L1">
              <text:list-item>
                <text:p text:style-name="P5"><text:span text:style-name="T5">　</text:span><text:span text:style-name="T5">JavaScript</text:span><text:span text:style-name="T5">で動的なサイトを実現</text:span></text:p>
              </text:list-item>
              <text:list-item>
                <text:p text:style-name="P5"><text:span text:style-name="T5">　</text:span><text:span text:style-name="T5">PHP</text:span><text:span text:style-name="T5">条件節での分岐操作</text:span></text:p>
              </text:list-item>
              <text:list-item>
                <text:p text:style-name="P5"><text:span text:style-name="T5">　</text:span><text:span text:style-name="T5">PHP</text:span><text:span text:style-name="T5">セッション利用の活用　</text:span></text:p>
              </text:list-item>
              <text:list-item>
                <text:p text:style-name="P5"><text:span text:style-name="T5"><text:s text:c="2"/></text:span><text:span text:style-name="T5">PHP</text:span><text:span text:style-name="T5">正規表現でのバリデーション機能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ＭＳ, ＭＳu..." style:font-family-generic="swiss" fo:font-size="12pt" style:font-family-asian="ＭＳ, ＭＳu..." style:font-family-generic-asian="swiss" style:font-size-asian="12pt" style:font-family-complex="ＭＳ, ＭＳu..." style:font-family-generic-complex="swiss" style:font-size-complex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4cm" fo:text-indent="0cm"/>
      <style:text-properties style:use-window-font-color="true" style:text-outline="false" style:text-line-through-style="none" fo:font-family="Arial" style:font-family-generic="roman" style:font-pitch="variable" fo:font-size="29.700000762939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371cm" fo:text-indent="0cm"/>
      <style:text-properties fo:font-size="26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278cm" fo:text-indent="0cm"/>
      <style:text-properties fo:font-size="22.2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185cm" fo:text-indent="0cm"/>
      <style:text-properties fo:font-size="18.6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.9000015258789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0.5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3.399cm" svg:height="3.256cm" svg:x="2.3cm" svg:y="1.777cm" presentation:class="title" presentation:placeholder="true">
        <draw:text-box/>
      </draw:frame>
      <draw:frame presentation:style-name="標準-outline1" draw:layer="backgroundobjects" svg:width="22.879cm" svg:height="11.31cm" svg:x="2.3cm" svg:y="5.563cm" presentation:class="outline" presentation:placeholder="true">
        <draw:text-box/>
      </draw:frame>
      <draw:frame presentation:style-name="Mpr1" draw:text-style-name="MP1" draw:layer="backgroundobjects" svg:width="6.057cm" svg:height="1.345cm" svg:x="2.3cm" svg:y="18.7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41cm" svg:height="1.345cm" svg:x="9.892cm" svg:y="18.76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57cm" svg:height="1.345cm" svg:x="19.642cm" svg:y="18.764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2T14:50:50.12</meta:creation-date>
    <meta:generator>LibreOffice/3.5$Windows_x86 LibreOffice_project/dc9775d-05ecbee-0851ad3-1586698-727bf66</meta:generator>
    <dc:date>2017-05-11T10:12:54.10</dc:date>
    <meta:editing-duration>PT2H29M20S</meta:editing-duration>
    <meta:editing-cycles>79</meta:editing-cycles>
    <meta:document-statistic meta:object-count="47"/>
  </office:meta>
</office:document-meta>
</file>